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automatic" fo:wrap-option="wrap"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D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4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office:value-type="string" table:style-name="ce5">
            <text:p>EXTINT[10]</text:p>
          </table:table-cell>
          <table:table-cell office:value-type="string" table:style-name="ce6">
            <text:p>MOTOR_FAULT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style-name="ce1"/>
          <table:table-cell office:value-type="string" table:style-name="ce6">
            <text:p>MOTOR_SLEEP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4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4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4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4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4">
            <text:p>EXTINT[4]</text:p>
          </table:table-cell>
          <table:table-cell office:value-type="string" table:style-name="ce6">
            <text:p>END_STOP_Z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4">
            <text:p>EXTINT[5]</text:p>
          </table:table-cell>
          <table:table-cell office:value-type="string" table:style-name="ce6">
            <text:p>END_STOP_Z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XTINT[6]</text:p>
          </table:table-cell>
          <table:table-cell office:value-type="string" table:style-name="ce6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XTINT[7]</text:p>
          </table:table-cell>
          <table:table-cell office:value-type="string" table:style-name="ce6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TCC3/WO[0]</text:p>
          </table:table-cell>
          <table:table-cell office:value-type="string" table:style-name="ce6">
            <text:p>MOTOR_CTRL_3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TCC3/WO[1]</text:p>
          </table:table-cell>
          <table:table-cell office:value-type="string" table:style-name="ce6">
            <text:p>MOTOR_CTRL_3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TCC3/WO[6]</text:p>
          </table:table-cell>
          <table:table-cell office:value-type="string" table:style-name="ce6">
            <text:p>MOTOR_CTRL_4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TCC3/WO[7]</text:p>
          </table:table-cell>
          <table:table-cell office:value-type="string" table:style-name="ce6">
            <text:p>MOTOR_CTRL_4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table:style-name="ce1"/>
          <table:table-cell office:value-type="string" table:style-name="ce6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table:style-name="ce1"/>
          <table:table-cell office:value-type="string" table:style-name="ce6">
            <text:p>~PS_DLOADS</text:p>
          </table:table-cell>
          <table:table-cell table:number-columns-repeated="16379"/>
        </table:table-row>
        <table:table-row table:number-rows-repeated="1048537" table:style-name="ro3">
          <table:table-cell table:number-columns-repeated="16384"/>
        </table:table-row>
      </table:table>
      <table:table table:name="SAMD51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ide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NDANA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6">
            <text:p>GNDANA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04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05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A06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A07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08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A09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A10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A24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A25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A30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A31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B00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B01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B02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PB03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B04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B05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B06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B07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B08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B09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B10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B11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B12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B13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B14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B15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B16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B17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PB30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B31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ESETN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DDANA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VDDCORE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DDIOB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VSW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number-rows-repeated="1048511" table:style-name="ro3">
          <table:table-cell table:number-columns-repeated="16384"/>
        </table:table-row>
      </table:table>
      <table:database-ranges>
        <table:database-range table:target-range-address="SAMD21.A6:SAMD21.E39">
          <table:sort>
            <table:sort-by table:field-number="1"/>
          </table:sort>
        </table:database-range>
        <table:database-range table:target-range-address="SAMD51.A1:SAMD51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uno Sousa</meta:initial-creator>
    <dc:creator>Nuno Santos Sousa</dc:creator>
    <meta:creation-date>2020-03-18T13:15:39Z</meta:creation-date>
    <dc:date>2020-05-01T18:36:39Z</dc:date>
  </office:meta>
</office:document-meta>
</file>